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69.25mm"/>
    </style:style>
    <style:style style:name="co2" style:family="table-column">
      <style:table-column-properties fo:break-before="auto" style:column-width="358.72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color="#c9211e"/>
    </style:style>
    <style:style style:name="ce2" style:family="table-cell" style:parent-style-name="Default">
      <style:text-properties fo:color="#ff8000"/>
    </style:style>
    <style:style style:name="ce3" style:family="table-cell" style:parent-style-name="Default">
      <style:text-properties style:use-window-font-color="true"/>
    </style:style>
  </office:automatic-styles>
  <office:body>
    <office:spreadsheet>
      <table:calculation-settings table:automatic-find-labels="false" table:use-regular-expressions="false" table:use-wildcards="true"/>
      <table:table table:name="inlin" table:style-name="ta1">
        <table:table-column table:style-name="co1" table:default-cell-style-name="ce2"/>
        <table:table-column table:style-name="co2" table:default-cell-style-name="ce2"/>
        <table:table-column table:style-name="co3" table:number-columns-repeated="1022" table:default-cell-style-name="ce2"/>
        <table:table-row table:style-name="ro1">
          <table:table-cell table:style-name="ce1" office:value-type="string" calcext:value-type="string">
            <text:p>CARL9170</text:p>
          </table:table-cell>
          <table:table-cell table:style-name="ce1" office:value-type="string" calcext:value-type="string">
            <text:p>This is the mainline driver for the Atheros otus 802.11n USB devices. <text:s/>It needs a special firmware (carl9170-1.fw), which can be downloaded from our wiki here: &lt;http://wireless.kernel.org/en/users/Drivers/carl9170&gt; <text:s/>If you choose to build a module, it'll be called carl9170.</text:p>
          </table:table-cell>
          <table:table-cell table:style-name="ce1" table:number-columns-repeated="1022"/>
        </table:table-row>
        <table:table-row table:style-name="ro1">
          <table:table-cell office:value-type="string" calcext:value-type="string">
            <text:p>TTY_PRINTK</text:p>
          </table:table-cell>
          <table:table-cell office:value-type="string" calcext:value-type="string">
            <text:p>If you say Y here, the support for writing user messages (i.e. console messages) via printk is available. <text:s/>The feature is useful to inline user messages with kernel messages. In order to use this feature, you should output user messages to /dev/ttyprintk or redirect console to this TTY. <text:s/>If unsure, say N.</text:p>
          </table:table-cell>
          <table:table-cell table:number-columns-repeated="1022"/>
        </table:table-row>
        <table:table-row table:style-name="ro1">
          <table:table-cell office:value-type="string" calcext:value-type="string">
            <text:p>SPI_GPIO</text:p>
          </table:table-cell>
          <table:table-cell office:value-type="string" calcext:value-type="string">
            <text:p>This simple GPIO bitbanging SPI master uses the arch-neutral GPIO interface to manage MOSI, MISO, SCK, and chipselect signals. <text:s/>SPI slaves connected to a bus using this driver are configured as usual, except that the spi_board_info.controller_data holds the GPIO number for the chipselect used by this controller driver. <text:s/>Note that this driver often won't achieve even 1 Mbit/sec speeds, making it unusually slow for SPI. <text:s/>If your platform can inline GPIO operations, you should be able to leverage that for better speed with a custom version of this driver. see the source code.</text:p>
          </table:table-cell>
          <table:table-cell table:number-columns-repeated="1022"/>
        </table:table-row>
        <table:table-row table:style-name="ro1">
          <table:table-cell office:value-type="string" calcext:value-type="string">
            <text:p>ARCH_USE_BUILTIN_BSWAP</text:p>
          </table:table-cell>
          <table:table-cell office:value-type="string" calcext:value-type="string">
            <text:p>Modern versions of GCC (since 4.4) have builtin functions for handling byte-swapping. Using these, instead of the old inline assembler that the architecture code provides in the __arch_bswapXX() macros, allows the compiler to see what's happening and offers more opportunity for optimisation. In particular, the compiler will be able to combine the byteswap with a nearby load or store and use load-and-swap or store-and-swap instructions if the architecture has them. It should almost *never* result in code which is worse than the hand-coded assembler in &lt;asm/swab.h&gt;. <text:s/>But just in case it does, the use of the builtins is optional. <text:s/>Any architecture with load-and-swap or store-and-swap instructions should set this. And it shouldn't hurt to set it on architectures that don't have such instructions.</text:p>
          </table:table-cell>
          <table:table-cell table:number-columns-repeated="1022"/>
        </table:table-row>
        <table:table-row table:style-name="ro1">
          <table:table-cell office:value-type="string" calcext:value-type="string">
            <text:p>HAVE_ARCH_WITHIN_STACK_FRAMES</text:p>
          </table:table-cell>
          <table:table-cell office:value-type="string" calcext:value-type="string">
            <text:p>An architecture should select this if it can walk the kernel stack frames to determine if an object is part of either the arguments or local variables (i.e. that it excludes saved return addresses, and similar) by implementing an inline arch_within_stack_frames(), which is used by CONFIG_HARDENED_USERCOPY.</text:p>
          </table:table-cell>
          <table:table-cell table:number-columns-repeated="1022"/>
        </table:table-row>
        <table:table-row table:style-name="ro1">
          <table:table-cell table:style-name="ce3" office:value-type="string" calcext:value-type="string">
            <text:p>UNUSED_SYMBOLS</text:p>
          </table:table-cell>
          <table:table-cell table:style-name="ce3" office:value-type="string" calcext:value-type="string">
            <text:p>Unused but exported symbols make the kernel needlessly bigger. <text:s/>For that reason most of these unused exports will soon be removed. <text:s/>This option is provided temporarily to provide a transition period in case some external kernel module needs one of these symbols anyway. If you encounter such a case in your module, consider if you are actually using the right API. <text:s/>(rationale: since nobody in the kernel is using this in a module, there is a pretty good chance it's actually the wrong interface to use). <text:s/>If you really need the symbol, please send a mail to the linux kernel mailing list mentioning the symbol and why you really need it, and what the merge plan to the mainline kernel for your module is.</text:p>
          </table:table-cell>
          <table:table-cell table:style-name="ce3" table:number-columns-repeated="1022"/>
        </table:table-row>
        <table:table-row table:style-name="ro1">
          <table:table-cell table:style-name="ce3" office:value-type="string" calcext:value-type="string">
            <text:p>DEBUG_SECTION_MISMATCH</text:p>
          </table:table-cell>
          <table:table-cell table:style-name="ce3" office:value-type="string" calcext:value-type="string">
            <text:p>The section mismatch analysis checks if there are illegal references from one section to another section. During linktime or runtime, some sections are dropped. any use of code/data previously in these sections would most likely result in an oops. In the code, functions and variables are annotated with __init,, etc. (see the full list in include/linux/init.h), which results in the code/data being placed in specific sections. The section mismatch analysis is always performed after a full kernel build, and enabling this option causes the following additional steps to occur: - Add the option -fno-inline-functions-called-once to gcc commands. <text:s text:c="2"/>When inlining a function annotated with __init in a non-init <text:s text:c="2"/>function, we would lose the section information and thus <text:s text:c="2"/>the analysis would not catch the illegal reference. <text:s text:c="2"/>This option tells gcc to inline less (but it does result in <text:s text:c="2"/>a larger kernel). - Run the section mismatch analysis for each module/built-in.o file. <text:s text:c="2"/>When we run the section mismatch analysis on vmlinux.o, we <text:s text:c="2"/>lose valuable information about where the mismatch was <text:s text:c="2"/>introduced. <text:s text:c="2"/>Running the analysis for each module/built-in.o file <text:s text:c="2"/>tells where the mismatch happens much closer to the <text:s text:c="2"/>source. The drawback is that the same mismatch is <text:s text:c="2"/>reported at least twice. - Enable verbose reporting from modpost in order to help resolve <text:s text:c="2"/>the section mismatches that are reported.</text:p>
          </table:table-cell>
          <table:table-cell table:style-name="ce3" table:number-columns-repeated="1022"/>
        </table:table-row>
        <table:table-row table:style-name="ro1">
          <table:table-cell table:style-name="ce3" office:value-type="string" calcext:value-type="string">
            <text:p>KASAN_OUTLINE</text:p>
          </table:table-cell>
          <table:table-cell table:style-name="ce3" office:value-type="string" calcext:value-type="string">
            <text:p>Before every memory access compiler insert function call __asan_load*/__asan_store*. These functions performs check of shadow memory. This is slower than inline instrumentation, however it doesn't bloat size of kernel's .text section so much as inline does.</text:p>
          </table:table-cell>
          <table:table-cell table:style-name="ce3" table:number-columns-repeated="1022"/>
        </table:table-row>
        <table:table-row table:style-name="ro1">
          <table:table-cell table:style-name="Default" office:value-type="string" calcext:value-type="string">
            <text:p>KASAN_INLINE</text:p>
          </table:table-cell>
          <table:table-cell table:style-name="Default" office:value-type="string" calcext:value-type="string">
            <text:p>Compiler directly inserts code checking shadow memory before memory accesses. This is faster than outline (in some workloads it gives about x2 boost over outline instrumentation), but make kernel's .text size much bigger. This requires a gcc version of 5.0 or later.</text:p>
          </table:table-cell>
          <table:table-cell table:style-name="Default" table:number-columns-repeated="1022"/>
        </table:table-row>
        <table:table-row table:style-name="ro1">
          <table:table-cell office:value-type="string" calcext:value-type="string">
            <text:p>IPV6_SEG6_INLINE</text:p>
          </table:table-cell>
          <table:table-cell office:value-type="string" calcext:value-type="string">
            <text:p>Support for direct insertion of the Segment Routing Header, also known as inline mode. Be aware that direct insertion of extension headers (as opposed to encapsulation) may break multiple mechanisms such as PMTUD or IPSec AH. Use this feature only if you know exactly what you are doing. <text:s/>If unsure, say N.</text:p>
          </table:table-cell>
          <table:table-cell table:number-columns-repeated="1022"/>
        </table:table-row>
        <table:table-row table:style-name="ro1">
          <table:table-cell table:style-name="ce3" office:value-type="string" calcext:value-type="string">
            <text:p>MAC80211_NOINLINE</text:p>
          </table:table-cell>
          <table:table-cell table:style-name="ce3" office:value-type="string" calcext:value-type="string">
            <text:p>This option affects code generation in mac80211, when selected some functions are marked noinline to allow easier debugging of problems in the transmit and receive paths. <text:s/>This option increases code size a bit and inserts a lot of function calls in the code, but is otherwise safe to enable. <text:s/>If unsure, say N unless you expect to be finding problems in mac80211.</text:p>
          </table:table-cell>
          <table:table-cell table:style-name="ce3" table:number-columns-repeated="1022"/>
        </table:table-row>
        <table:table-row table:style-name="ro1">
          <table:table-cell table:style-name="ce3" office:value-type="string" calcext:value-type="string">
            <text:p>OPTIMIZE_INLINING</text:p>
          </table:table-cell>
          <table:table-cell table:style-name="ce3" office:value-type="string" calcext:value-type="string">
            <text:p>This option determines if the kernel forces gcc to inline the functions developers have marked 'inline'. Doing so takes away freedom from gcc to do what it thinks is best, which is desirable for the gcc 3.x series of compilers. The gcc 4.x series have a rewritten inlining algorithm and enabling this option will generate a smaller kernel there. Hopefully this algorithm is so good that allowing gcc 4.x and above to make the decision will become the default in the future. Until then this option is there to test gcc for this. <text:s/>If unsure, say N.</text:p>
          </table:table-cell>
          <table:table-cell table:style-name="ce3" table:number-columns-repeated="1022"/>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n" fo:country="US" style:font-name-asian="Droid Sans Fallback"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5-28">00/00/0000</text:date>, <text:time style:data-style-name="N2" text:time-value="17:25:41.43744882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3.2$Linux_X86_64 LibreOffice_project/20$Build-2</meta:generator>
    <dc:date>2019-05-28T17:26:08.505069379</dc:date>
    <meta:editing-duration>PT5M24S</meta:editing-duration>
    <meta:editing-cycles>9</meta:editing-cycles>
    <meta:document-statistic meta:table-count="1" meta:cell-count="24" meta:object-count="0"/>
  </office:meta>
</office:document-meta>
</file>